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text-properties fo:font-size="18pt" style:font-size-asian="18pt" style:font-size-complex="18pt"/>
    </style:style>
    <style:style style:name="P3" style:family="paragraph" style:parent-style-name="Standard">
      <style:text-properties fo:font-size="24pt" fo:font-weight="bold" style:font-size-asian="24pt" style:font-weight-asian="bold" style:font-size-complex="2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umpkin Pie-Croissant Pudding</text:p>
      <text:p text:style-name="P1">Serves: <text:s/>6</text:p>
      <text:p text:style-name="P1"/>
      <text:p text:style-name="P2">2/3 <text:s text:c="3"/>cup dark raisins</text:p>
      <text:p text:style-name="P2">1/4 <text:s text:c="3"/>cup rye whiskey</text:p>
      <text:p text:style-name="P2">6 <text:s text:c="6"/>large croissant (about 1 pound),</text:p>
      <text:p text:style-name="P2"><text:s text:c="9"/>cut into 2-inch pieces</text:p>
      <text:p text:style-name="P2">1 <text:s text:c="6"/>cup pumpkin pie filling</text:p>
      <text:p text:style-name="P2">2 <text:s text:c="6"/>cups heavy cream</text:p>
      <text:p text:style-name="P2">1 <text:s text:c="6"/>cup whole milk</text:p>
      <text:p text:style-name="P2">7 <text:s text:c="6"/>eggs</text:p>
      <text:p text:style-name="P2">1 <text:s text:c="6"/>cup sugar</text:p>
      <text:p text:style-name="P2">Pinch of salt</text:p>
      <text:p text:style-name="P2">Vanilla ice cream, for serving</text:p>
      <text:p text:style-name="P2"/>
      <text:p text:style-name="P2">Preheaat oven to 425 degrees. <text:s/>Put the raisins in a bowl and cover with the whiskey. <text:s/>Spread the croissant pieces on a baking sheet and toast for about 10 minutes, stirring once, until golden brown. <text:s/>Let cool.</text:p>
      <text:p text:style-name="P2">Lower the oven temperature to 350 degrees. <text:s/>Butter a 9-by-13-inch baking dish. <text:s/>In a large bowl, whisk the pumpkin pie filling with the cream, milk, eggs, sugar and salt. <text:s/>In the prepared baking dish, toss the croissants with the raisins and whiskey. <text:s/>Pour the pumpkin mixture on top, pressing with the back of a spoon until most of the croissants are moistened.</text:p>
      <text:p text:style-name="P2">Bake for about 40 minutes, until the center is just set; tent with foil if the tops starts to brown to quickly. <text:s/>Let cool to warm and serve with vanilla ice cream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 Houk</meta:initial-creator>
    <meta:creation-date>2011-09-30T18:49:54</meta:creation-date>
    <meta:document-statistic meta:table-count="0" meta:image-count="0" meta:object-count="0" meta:page-count="1" meta:paragraph-count="16" meta:word-count="180" meta:character-count="1038"/>
    <dc:date>2011-09-30T19:09:25</dc:date>
    <dc:creator>Robert Houk</dc:creator>
    <meta:editing-duration>PT00H04M11S</meta:editing-duration>
    <meta:editing-cycles>1</meta:editing-cycles>
    <meta:generator>OpenOffice.org/3.2$Unix OpenOffice.org_project/320m18$Build-9502</meta:generator>
  </office:meta>
</office:document-meta>
</file>